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70qpo4FB6yYSSH38L7zE0hpal0Z2Sl0rblV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8:50:54.717395081</meta:creation-date>
    <dc:date>2022-05-23T18:51:17.746658531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3.2$Linux_X86_64 LibreOffice_project/30$Build-2</meta:generator>
  </office:meta>
</office:document-meta>
</file>